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.651cm" svg:height="12.178cm" svg:x="2.193cm" svg:y="3.643cm">
            <draw:object draw:notify-on-update-of-ranges="Arkusz1.B4:Arkusz1.E4 Arkusz1.A5:Arkusz1.A5 Arkusz1.B5:Arkusz1.E5 Arkusz1.A6:Arkusz1.A6 Arkusz1.B6:Arkusz1.E6 Arkusz1.A7:Arkusz1.A7 Arkusz1.B7:Arkusz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42cm" svg:height="12.048cm" svg:x="14.099cm" svg:y="10.253cm">
            <draw:object draw:notify-on-update-of-ranges="Arkusz1.B4:Arkusz1.D4 Arkusz1.A5:Arkusz1.A5 Arkusz1.B5:Arkusz1.D5 Arkusz1.A6:Arkusz1.A6 Arkusz1.B6:Arkusz1.D6 Arkusz1.A7:Arkusz1.A7 Arkusz1.B7:Arkusz1.D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.722cm" svg:height="18.405cm" svg:x="2.192cm" svg:y="30.328cm">
            <draw:object draw:notify-on-update-of-ranges="Arkusz1.B61:Arkusz1.B65 Arkusz1.C60:Arkusz1.C60 Arkusz1.C61:Arkusz1.C65 Arkusz1.F60:Arkusz1.F60 Arkusz1.F61:Arkusz1.F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szyna:</text:p>
          </table:table-cell>
          <table:table-cell office:value-type="string" calcext:value-type="string" table:number-columns-spanned="4" table:number-rows-spanned="1">
            <text:p>Intel© Core™ i5-7200U CPU @ 2.50GHz × 2</text:p>
          </table:table-cell>
          <table:covered-table-cell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k 50</text:p>
          </table:table-cell>
          <table:table-cell office:value-type="string" calcext:value-type="string">
            <text:p>10k 100</text:p>
          </table:table-cell>
          <table:table-cell office:value-type="string" calcext:value-type="string">
            <text:p>50k 500 </text:p>
          </table:table-cell>
          <table:table-cell office:value-type="string" calcext:value-type="string">
            <text:p>500k 5000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Algorytm 3</text:p>
          </table:table-cell>
          <table:table-cell office:value-type="float" office:value="0.002025" calcext:value-type="float">
            <text:p>0,002025</text:p>
          </table:table-cell>
          <table:table-cell office:value-type="float" office:value="0.003526" calcext:value-type="float">
            <text:p>0,003526</text:p>
          </table:table-cell>
          <table:table-cell office:value-type="float" office:value="0.011087" calcext:value-type="float">
            <text:p>0,011087</text:p>
          </table:table-cell>
          <table:table-cell office:value-type="float" office:value="0.140283" calcext:value-type="float">
            <text:p>0,140283</text:p>
          </table:table-cell>
          <table:table-cell/>
        </table:table-row>
        <table:table-row table:style-name="ro1">
          <table:table-cell office:value-type="string" calcext:value-type="string">
            <text:p>Algorytm 2</text:p>
          </table:table-cell>
          <table:table-cell office:value-type="float" office:value="0.001608" calcext:value-type="float">
            <text:p>0,001608</text:p>
          </table:table-cell>
          <table:table-cell office:value-type="float" office:value="0.003145" calcext:value-type="float">
            <text:p>0,003145</text:p>
          </table:table-cell>
          <table:table-cell office:value-type="float" office:value="0.026488" calcext:value-type="float">
            <text:p>0,026488</text:p>
          </table:table-cell>
          <table:table-cell office:value-type="float" office:value="1.747767" calcext:value-type="float">
            <text:p>1,747767</text:p>
          </table:table-cell>
          <table:table-cell/>
        </table:table-row>
        <table:table-row table:style-name="ro1">
          <table:table-cell office:value-type="string" calcext:value-type="string">
            <text:p>Algorytm 1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673" calcext:value-type="float">
            <text:p>0,000673</text:p>
          </table:table-cell>
          <table:table-cell office:value-type="float" office:value="0.047985" calcext:value-type="float">
            <text:p>0,047985</text:p>
          </table:table-cell>
          <table:table-cell office:value-type="float" office:value="0.034043" calcext:value-type="float">
            <text:p>0,034043</text:p>
          </table:table-cell>
          <table:table-cell/>
        </table:table-row>
        <table:table-row table:style-name="ro1" table:number-rows-repeated="5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 core</text:p>
          </table:table-cell>
          <table:table-cell office:value-type="string" calcext:value-type="string">
            <text:p>2 core</text:p>
          </table:table-cell>
          <table:table-cell office:value-type="string" calcext:value-type="string">
            <text:p>3 core</text:p>
          </table:table-cell>
          <table:table-cell office:value-type="string" calcext:value-type="string">
            <text:p>4 cores</text:p>
          </table:table-cell>
        </table:table-row>
        <table:table-row table:style-name="ro1">
          <table:table-cell/>
          <table:table-cell office:value-type="string" calcext:value-type="string">
            <text:p>filling</text:p>
          </table:table-cell>
          <table:table-cell office:value-type="float" office:value="4.125566" calcext:value-type="float">
            <text:p>4,125566</text:p>
          </table:table-cell>
          <table:table-cell table:number-columns-repeated="2"/>
          <table:table-cell office:value-type="float" office:value="1.487434" calcext:value-type="float">
            <text:p>1,487434</text:p>
          </table:table-cell>
        </table:table-row>
        <table:table-row table:style-name="ro1">
          <table:table-cell/>
          <table:table-cell office:value-type="string" calcext:value-type="string">
            <text:p>spread</text:p>
          </table:table-cell>
          <table:table-cell office:value-type="float" office:value="2.712357" calcext:value-type="float">
            <text:p>2,712357</text:p>
          </table:table-cell>
          <table:table-cell table:number-columns-repeated="2"/>
          <table:table-cell office:value-type="float" office:value="4.601277" calcext:value-type="float">
            <text:p>4,601277</text:p>
          </table:table-cell>
        </table:table-row>
        <table:table-row table:style-name="ro1">
          <table:table-cell/>
          <table:table-cell office:value-type="string" calcext:value-type="string">
            <text:p>sort</text:p>
          </table:table-cell>
          <table:table-cell office:value-type="float" office:value="81.695952" calcext:value-type="float">
            <text:p>81,695952</text:p>
          </table:table-cell>
          <table:table-cell table:number-columns-repeated="2"/>
          <table:table-cell office:value-type="float" office:value="26.245812" calcext:value-type="float">
            <text:p>26,245812</text:p>
          </table:table-cell>
        </table:table-row>
        <table:table-row table:style-name="ro1">
          <table:table-cell/>
          <table:table-cell office:value-type="string" calcext:value-type="string">
            <text:p>combine</text:p>
          </table:table-cell>
          <table:table-cell office:value-type="float" office:value="1.140589" calcext:value-type="float">
            <text:p>1,140589</text:p>
          </table:table-cell>
          <table:table-cell table:number-columns-repeated="2"/>
          <table:table-cell office:value-type="float" office:value="0.416161" calcext:value-type="float">
            <text:p>0,416161</text:p>
          </table:table-cell>
        </table:table-row>
        <table:table-row table:style-name="ro1">
          <table:table-cell/>
          <table:table-cell office:value-type="string" calcext:value-type="string">
            <text:p>complete</text:p>
          </table:table-cell>
          <table:table-cell office:value-type="float" office:value="85.55193" calcext:value-type="float">
            <text:p>85,55193</text:p>
          </table:table-cell>
          <table:table-cell table:number-columns-repeated="2"/>
          <table:table-cell office:value-type="float" office:value="31.279769" calcext:value-type="float">
            <text:p>31,279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.00.0000</text:date>, <text:time style:data-style-name="N2" text:time-value="22:09:06.1286079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4T12:25:42.776067527</meta:creation-date>
    <dc:date>2020-05-09T22:19:17.842990417</dc:date>
    <meta:editing-duration>PT43M15S</meta:editing-duration>
    <meta:editing-cycles>5</meta:editing-cycles>
    <meta:generator>LibreOffice/6.4.3.2$Linux_X86_64 LibreOffice_project/40$Build-2</meta:generator>
    <meta:document-statistic meta:table-count="1" meta:cell-count="44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52cm" svg:height="12.179cm" xlink:href=".." xlink:type="simple" chart:class="chart:line" chart:style-name="ch1">
        <chart:legend chart:legend-position="end" svg:x="18.641cm" svg:y="5.292cm" style:legend-expansion="high" chart:style-name="ch2"/>
        <chart:plot-area chart:style-name="ch3" table:cell-range-address="Arkusz1.B4:Arkusz1.E7 Arkusz1.A5:Arkusz1.A7" chart:data-source-has-labels="both" svg:x="1.444cm" svg:y="0.243cm" svg:width="16.764cm" svg:height="10.712cm">
          <chartooo:coordinate-region svg:x="2.171cm" svg:y="0.442cm" svg:width="15.48cm" svg:height="9.866cm"/>
          <chart:axis chart:dimension="x" chart:name="primary-x" chart:style-name="ch4" chartooo:axis-type="auto">
            <chartooo:date-scale/>
            <chart:title svg:x="8.605cm" svg:y="11.198cm" chart:style-name="ch5">
              <text:p>Ilość elementów</text:p>
            </chart:title>
            <chart:categories table:cell-range-address="Arkusz1.B4:Arkusz1.E4"/>
          </chart:axis>
          <chart:axis chart:dimension="y" chart:name="primary-y" chart:style-name="ch4">
            <chart:title svg:x="0.451cm" svg:y="6.225cm" chart:style-name="ch6">
              <text:p>Czas [s]</text:p>
            </chart:title>
            <chart:grid chart:style-name="ch7" chart:class="major"/>
          </chart:axis>
          <chart:series chart:style-name="ch8" chart:values-cell-range-address="Arkusz1.B5:Arkusz1.E5" chart:label-cell-address="Arkusz1.A5:Arkusz1.A5" chart:class="chart:line">
            <chart:data-point chart:repeated="4"/>
          </chart:series>
          <chart:series chart:style-name="ch9" chart:values-cell-range-address="Arkusz1.B6:Arkusz1.E6" chart:label-cell-address="Arkusz1.A6:Arkusz1.A6" chart:class="chart:line">
            <chart:data-point chart:repeated="4"/>
          </chart:series>
          <chart:series chart:style-name="ch10" chart:values-cell-range-address="Arkusz1.B7:Arkusz1.E7" chart:label-cell-address="Arkusz1.A7:Arkusz1.A7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Arkusz1.B4:Arkusz1.E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500000">
                <text:p>500000</text:p>
              </table:table-cell>
            </table:table-row>
          </table:table-header-rows>
          <table:table-rows>
            <table:table-row>
              <table:table-cell office:value-type="string">
                <text:p>Algorytm 3</text:p>
                <draw:g>
                  <svg:desc>Arkusz1.A5:Arkusz1.A5</svg:desc>
                </draw:g>
              </table:table-cell>
              <table:table-cell office:value-type="float" office:value="0.002025">
                <text:p>0.002025</text:p>
                <draw:g>
                  <svg:desc>Arkusz1.B5:Arkusz1.E5</svg:desc>
                </draw:g>
              </table:table-cell>
              <table:table-cell office:value-type="float" office:value="0.003526">
                <text:p>0.003526</text:p>
              </table:table-cell>
              <table:table-cell office:value-type="float" office:value="0.011087">
                <text:p>0.011087</text:p>
              </table:table-cell>
              <table:table-cell office:value-type="float" office:value="0.140283">
                <text:p>0.140283</text:p>
              </table:table-cell>
            </table:table-row>
            <table:table-row>
              <table:table-cell office:value-type="string">
                <text:p>Algorytm 2</text:p>
                <draw:g>
                  <svg:desc>Arkusz1.A6:Arkusz1.A6</svg:desc>
                </draw:g>
              </table:table-cell>
              <table:table-cell office:value-type="float" office:value="0.001608">
                <text:p>0.001608</text:p>
                <draw:g>
                  <svg:desc>Arkusz1.B6:Arkusz1.E6</svg:desc>
                </draw:g>
              </table:table-cell>
              <table:table-cell office:value-type="float" office:value="0.003145">
                <text:p>0.003145</text:p>
              </table:table-cell>
              <table:table-cell office:value-type="float" office:value="0.026488">
                <text:p>0.026488</text:p>
              </table:table-cell>
              <table:table-cell office:value-type="float" office:value="1.747767">
                <text:p>1.747767</text:p>
              </table:table-cell>
            </table:table-row>
            <table:table-row>
              <table:table-cell office:value-type="string">
                <text:p>Algorytm 1</text:p>
                <draw:g>
                  <svg:desc>Arkusz1.A7:Arkusz1.A7</svg:desc>
                </draw:g>
              </table:table-cell>
              <table:table-cell office:value-type="float" office:value="0.00035">
                <text:p>0.00035</text:p>
                <draw:g>
                  <svg:desc>Arkusz1.B7:Arkusz1.E7</svg:desc>
                </draw:g>
              </table:table-cell>
              <table:table-cell office:value-type="float" office:value="0.000673">
                <text:p>0.000673</text:p>
              </table:table-cell>
              <table:table-cell office:value-type="float" office:value="0.047985">
                <text:p>0.047985</text:p>
              </table:table-cell>
              <table:table-cell office:value-type="float" office:value="0.034043">
                <text:p>0.034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421cm" svg:height="12.049cm" xlink:href=".." xlink:type="simple" chart:class="chart:line" chart:style-name="ch1">
        <chart:legend chart:legend-position="end" svg:x="18.41cm" svg:y="5.227cm" style:legend-expansion="high" chart:style-name="ch2"/>
        <chart:plot-area chart:style-name="ch3" table:cell-range-address="Arkusz1.B4:Arkusz1.D7 Arkusz1.A5:Arkusz1.A7" chart:data-source-has-labels="both" svg:x="1.439cm" svg:y="0.24cm" svg:width="16.543cm" svg:height="10.588cm">
          <chartooo:coordinate-region svg:x="2.351cm" svg:y="0.439cm" svg:width="15.166cm" svg:height="9.742cm"/>
          <chart:axis chart:dimension="x" chart:name="primary-x" chart:style-name="ch4" chartooo:axis-type="auto">
            <chartooo:date-scale/>
            <chart:title svg:x="8.489cm" svg:y="11.068cm" chart:style-name="ch5">
              <text:p>Ilość elementów</text:p>
            </chart:title>
            <chart:categories table:cell-range-address="Arkusz1.B4:Arkusz1.D4"/>
          </chart:axis>
          <chart:axis chart:dimension="y" chart:name="primary-y" chart:style-name="ch4">
            <chart:title svg:x="0.451cm" svg:y="6.16cm" chart:style-name="ch6">
              <text:p>Czas [s]</text:p>
            </chart:title>
            <chart:grid chart:style-name="ch7" chart:class="major"/>
          </chart:axis>
          <chart:series chart:style-name="ch8" chart:values-cell-range-address="Arkusz1.B5:Arkusz1.D5" chart:label-cell-address="Arkusz1.A5:Arkusz1.A5" chart:class="chart:line">
            <chart:data-point chart:repeated="3"/>
          </chart:series>
          <chart:series chart:style-name="ch9" chart:values-cell-range-address="Arkusz1.B6:Arkusz1.D6" chart:label-cell-address="Arkusz1.A6:Arkusz1.A6" chart:class="chart:line">
            <chart:data-point chart:repeated="3"/>
          </chart:series>
          <chart:series chart:style-name="ch10" chart:values-cell-range-address="Arkusz1.B7:Arkusz1.D7" chart:label-cell-address="Arkusz1.A7:Arkusz1.A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5000">
                <text:p>5000</text:p>
                <draw:g>
                  <svg:desc>Arkusz1.B4:Arkusz1.D4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</table:table-row>
          </table:table-header-rows>
          <table:table-rows>
            <table:table-row>
              <table:table-cell office:value-type="string">
                <text:p>Algorytm 3</text:p>
                <draw:g>
                  <svg:desc>Arkusz1.A5:Arkusz1.A5</svg:desc>
                </draw:g>
              </table:table-cell>
              <table:table-cell office:value-type="float" office:value="0.002025">
                <text:p>0.002025</text:p>
                <draw:g>
                  <svg:desc>Arkusz1.B5:Arkusz1.D5</svg:desc>
                </draw:g>
              </table:table-cell>
              <table:table-cell office:value-type="float" office:value="0.003526">
                <text:p>0.003526</text:p>
              </table:table-cell>
              <table:table-cell office:value-type="float" office:value="0.011087">
                <text:p>0.011087</text:p>
              </table:table-cell>
            </table:table-row>
            <table:table-row>
              <table:table-cell office:value-type="string">
                <text:p>Algorytm 2</text:p>
                <draw:g>
                  <svg:desc>Arkusz1.A6:Arkusz1.A6</svg:desc>
                </draw:g>
              </table:table-cell>
              <table:table-cell office:value-type="float" office:value="0.001608">
                <text:p>0.001608</text:p>
                <draw:g>
                  <svg:desc>Arkusz1.B6:Arkusz1.D6</svg:desc>
                </draw:g>
              </table:table-cell>
              <table:table-cell office:value-type="float" office:value="0.003145">
                <text:p>0.003145</text:p>
              </table:table-cell>
              <table:table-cell office:value-type="float" office:value="0.026488">
                <text:p>0.026488</text:p>
              </table:table-cell>
            </table:table-row>
            <table:table-row>
              <table:table-cell office:value-type="string">
                <text:p>Algorytm 1</text:p>
                <draw:g>
                  <svg:desc>Arkusz1.A7:Arkusz1.A7</svg:desc>
                </draw:g>
              </table:table-cell>
              <table:table-cell office:value-type="float" office:value="0.00035">
                <text:p>0.00035</text:p>
                <draw:g>
                  <svg:desc>Arkusz1.B7:Arkusz1.D7</svg:desc>
                </draw:g>
              </table:table-cell>
              <table:table-cell office:value-type="float" office:value="0.000673">
                <text:p>0.000673</text:p>
              </table:table-cell>
              <table:table-cell office:value-type="float" office:value="0.047985">
                <text:p>0.0479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723cm" svg:height="18.406cm" xlink:href=".." xlink:type="simple" chart:class="chart:bar" chart:style-name="ch1">
        <chart:legend chart:legend-position="end" svg:x="30.83cm" svg:y="8.655cm" style:legend-expansion="high" chart:style-name="ch2"/>
        <chart:plot-area chart:style-name="ch3" table:cell-range-address="Arkusz1.B61:Arkusz1.C65 Arkusz1.B60:Arkusz1.C60 Arkusz1.F60:Arkusz1.F65" chart:data-source-has-labels="both" svg:x="1.665cm" svg:y="0.368cm" svg:width="28.511cm" svg:height="16.689cm">
          <chartooo:coordinate-region svg:x="2.286cm" svg:y="0.567cm" svg:width="27.89cm" svg:height="15.843cm"/>
          <chart:axis chart:dimension="x" chart:name="primary-x" chart:style-name="ch4" chartooo:axis-type="auto">
            <chartooo:date-scale/>
            <chart:title svg:x="14.659cm" svg:y="17.425cm" chart:style-name="ch5">
              <text:p>Część algorytmu</text:p>
            </chart:title>
            <chart:categories table:cell-range-address="Arkusz1.B61:Arkusz1.B65"/>
          </chart:axis>
          <chart:axis chart:dimension="y" chart:name="primary-y" chart:style-name="ch6">
            <chart:title svg:x="0.451cm" svg:y="9.338cm" chart:style-name="ch7">
              <text:p>Czas [s]</text:p>
            </chart:title>
            <chart:grid chart:style-name="ch8" chart:class="major"/>
          </chart:axis>
          <chart:series chart:style-name="ch9" chart:values-cell-range-address="Arkusz1.C61:Arkusz1.C65" chart:label-cell-address="Arkusz1.C60:Arkusz1.C60" chart:class="chart:bar">
            <chart:data-point chart:repeated="5"/>
          </chart:series>
          <chart:series chart:style-name="ch10" chart:values-cell-range-address="Arkusz1.F61:Arkusz1.F65" chart:label-cell-address="Arkusz1.F60:Arkusz1.F6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re</text:p>
                <draw:g>
                  <svg:desc>Arkusz1.C60:Arkusz1.C60</svg:desc>
                </draw:g>
              </table:table-cell>
              <table:table-cell office:value-type="string">
                <text:p>4 cores</text:p>
                <draw:g>
                  <svg:desc>Arkusz1.F60:Arkusz1.F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ling</text:p>
                <draw:g>
                  <svg:desc>Arkusz1.B61:Arkusz1.B65</svg:desc>
                </draw:g>
              </table:table-cell>
              <table:table-cell office:value-type="float" office:value="4.125566">
                <text:p>4.125566</text:p>
                <draw:g>
                  <svg:desc>Arkusz1.C61:Arkusz1.C65</svg:desc>
                </draw:g>
              </table:table-cell>
              <table:table-cell office:value-type="float" office:value="1.487434">
                <text:p>1.487434</text:p>
                <draw:g>
                  <svg:desc>Arkusz1.F61:Arkusz1.F65</svg:desc>
                </draw:g>
              </table:table-cell>
            </table:table-row>
            <table:table-row>
              <table:table-cell office:value-type="string">
                <text:p>spread</text:p>
              </table:table-cell>
              <table:table-cell office:value-type="float" office:value="2.712357">
                <text:p>2.712357</text:p>
              </table:table-cell>
              <table:table-cell office:value-type="float" office:value="4.601277">
                <text:p>4.601277</text:p>
              </table:table-cell>
            </table:table-row>
            <table:table-row>
              <table:table-cell office:value-type="string">
                <text:p>sort</text:p>
              </table:table-cell>
              <table:table-cell office:value-type="float" office:value="81.695952">
                <text:p>81.695952</text:p>
              </table:table-cell>
              <table:table-cell office:value-type="float" office:value="26.245812">
                <text:p>26.245812</text:p>
              </table:table-cell>
            </table:table-row>
            <table:table-row>
              <table:table-cell office:value-type="string">
                <text:p>combine</text:p>
              </table:table-cell>
              <table:table-cell office:value-type="float" office:value="1.140589">
                <text:p>1.140589</text:p>
              </table:table-cell>
              <table:table-cell office:value-type="float" office:value="0.416161">
                <text:p>0.416161</text:p>
              </table:table-cell>
            </table:table-row>
            <table:table-row>
              <table:table-cell office:value-type="string">
                <text:p>complete</text:p>
              </table:table-cell>
              <table:table-cell office:value-type="float" office:value="85.55193">
                <text:p>85.55193</text:p>
              </table:table-cell>
              <table:table-cell office:value-type="float" office:value="31.279769">
                <text:p>31.2797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3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